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9999ff" style:font-name="PT Mono" fo:font-size="9pt" officeooo:rsid="000a38a0" officeooo:paragraph-rsid="000a38a0" style:font-size-asian="9pt" style:font-size-complex="9pt"/>
    </style:style>
    <style:style style:name="P6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ddddd"/>
    </style:style>
    <style:style style:name="T3" style:family="text">
      <style:text-properties fo:color="#dddddd" fo:font-weight="bold" style:font-weight-asian="bold" style:font-weight-complex="bold"/>
    </style:style>
    <style:style style:name="T4" style:family="text">
      <style:text-properties fo:color="#cccccc"/>
    </style:style>
    <style:style style:name="T5" style:family="text">
      <style:text-properties fo:color="#9999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6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<text:span text:style-name="T5">Nvar</text:span>|<text:span text:style-name="T5">Nvarpar</text:span>|<text:span text:style-name="T5">Nfield</text:span>|Nderef|<text:span text:style-name="T5">Nindex</text:span>|<text:span text:style-name="T5">Nguard</text:span>|<text:span text:style-name="T4">Neguard</text:span>|<text:span text:style-name="T5">Ntype</text:span>|<text:span text:style-name="T5">Nproc</text:span>.</text:p>
            <text:p text:style-name="P2"><text:span text:style-name="T5">expr <text:s text:c="4"/>= design|Nconst</text:span>|<text:span text:style-name="T5">Nupto</text:span>|<text:span text:style-name="T5">Nmop</text:span>|<text:span text:style-name="T5">Ndop</text:span>|<text:span text:style-name="T5">Ncall</text:span>.</text:p>
            <text:p text:style-name="P4">nextexpr = NIL|expr.</text:p>
            <text:p text:style-name="P4">ifstat <text:s text:c="2"/>= NIL|Nif.</text:p>
            <text:p text:style-name="P4">casestat = Ncaselse.</text:p>
            <text:p text:style-name="P4">sglcase <text:s/>= NIL|Ncasedo.</text:p>
            <text:p text:style-name="P4">stat <text:s text:c="4"/>= NIL|Ninittd|Nenter|Nassign|Ncall|Nifelse|Ncase|Nwhile|Nrepeat|</text:p>
            <text:p text:style-name="P4"><text:s text:c="11"/>Nloop|Nexit|Nreturn|Nwith|Ntrap.</text:p>
            <text:p text:style-name="P2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<text:span text:style-name="T5">Nvar <text:s text:c="15"/>var <text:s text:c="25"/>nextexpr</text:span></text:p>
            <text:p text:style-name="P2"><text:s text:c="14"/><text:span text:style-name="T5">Nvarpar <text:s text:c="12"/>varpar <text:s text:c="22"/>nextexpr</text:span></text:p>
            <text:p text:style-name="P2"><text:s text:c="14"/><text:span text:style-name="T5">Nfield <text:s text:c="13"/>field <text:s text:c="3"/>design <text:s text:c="13"/>nextexpr</text:span></text:p>
            <text:p text:style-name="P2"><text:s text:c="14"/>Nderef <text:s text:c="3"/>ptr/<text:span text:style-name="T5">str</text:span> <text:s text:c="11"/>design <text:s text:c="13"/>nextexpr</text:p>
            <text:p text:style-name="P2"><text:s text:c="14"/><text:span text:style-name="T5">Nindex <text:s text:c="22"/>design <text:s text:c="3"/>expr <text:s text:c="5"/>nextexpr</text:span></text:p>
            <text:p text:style-name="P2"><text:s text:c="14"/><text:span text:style-name="T5">Nguard <text:s text:c="22"/>design <text:s text:c="13"/>nextexpr (typ = guard type)</text:span></text:p>
            <text:p text:style-name="P2"><text:s text:c="14"/><text:span text:style-name="T4">Neguard <text:s text:c="21"/>design <text:s text:c="13"/>nextexpr (typ = guard type)</text:span></text:p>
            <text:p text:style-name="P2"><text:s text:c="14"/><text:span text:style-name="T5">Ntype <text:s text:c="14"/>type <text:s text:c="24"/>nextexpr</text:span></text:p>
            <text:p text:style-name="P2"><text:s text:c="14"/><text:span text:style-name="T5">Nproc <text:s text:c="4"/>normal <text:s text:c="3"/>proc <text:s text:c="24"/>nextexpr</text:span></text:p>
            <text:p text:style-name="P2"><text:s text:c="24"/>super <text:s text:c="4"/>proc <text:s text:c="24"/>nextexpr</text:p>
            <text:p text:style-name="P2"/>
            <text:p text:style-name="P2"/>
            <text:p text:style-name="P4">expr <text:s text:c="9"/>design</text:p>
            <text:p text:style-name="P2"><text:s text:c="14"/><text:span text:style-name="T5">Nconst <text:s text:c="13"/>const <text:s text:c="32"/>(val = node.conval)</text:span></text:p>
            <text:p text:style-name="P2"><text:s text:c="14"/><text:span text:style-name="T5">Nupto <text:s text:c="23"/>expr <text:s text:c="5"/>expr <text:s text:c="5"/>nextexpr</text:span> </text:p>
            <text:p text:style-name="P2"><text:s text:c="14"/><text:span text:style-name="T5">Nmop</text:span> <text:s text:c="5"/><text:span text:style-name="T5">not <text:s text:c="15"/>expr <text:s text:c="15"/>nextexpr</text:span></text:p>
            <text:p text:style-name="P2"><text:s text:c="24"/><text:span text:style-name="T5">minus <text:s text:c="13"/>expr <text:s text:c="15"/>nextexpr</text:span></text:p>
            <text:p text:style-name="P5"><text:s text:c="24"/><text:span text:style-name="T1">is <text:s text:c="7"/>tsttype <text:s/>expr <text:s text:c="15"/>nextexpr</text:span></text:p>
            <text:p text:style-name="P5"><text:s text:c="24"/><text:span text:style-name="T1">conv <text:s text:c="14"/>expr <text:s text:c="15"/>nextexpr</text:span></text:p>
            <text:p text:style-name="P5"><text:s text:c="24"/><text:span text:style-name="T1">abs <text:s text:c="15"/>expr <text:s text:c="15"/>nextexpr</text:span></text:p>
            <text:p text:style-name="P5"><text:s text:c="24"/><text:span text:style-name="T1">cap <text:s text:c="15"/>expr <text:s text:c="15"/>nextexpr</text:span></text:p>
            <text:p text:style-name="P5"><text:s text:c="24"/><text:span text:style-name="T1">odd <text:s text:c="15"/>expr <text:s text:c="15"/>nextexpr</text:span></text:p>
            <text:p text:style-name="P5"><text:s text:c="24"/><text:span text:style-name="T1">bit <text:s text:c="15"/>expr <text:s text:c="15"/>nextexpr {x}</text:span></text:p>
            <text:p text:style-name="P2"><text:s text:c="24"/><text:span text:style-name="T2">adr <text:s text:c="15"/>expr <text:s text:c="15"/>nextexpr SYSTEM.ADR</text:span></text:p>
            <text:p text:style-name="P2"><text:s text:c="24"/><text:span text:style-name="T2">typ <text:s text:c="15"/>expr <text:s text:c="15"/>nextexpr SYSTEM.TYP</text:span></text:p>
            <text:p text:style-name="P2"><text:s text:c="24"/><text:span text:style-name="T2">cc <text:s text:c="16"/>Nconst <text:s text:c="13"/>nextexpr SYSTEM.CC</text:span></text:p>
            <text:p text:style-name="P2"><text:s text:c="24"/><text:span text:style-name="T4">val <text:s text:c="15"/>expr <text:s text:c="15"/>nextexpr SYSTEM.VAL</text:span></text:p>
            <text:p text:style-name="P2"><text:s text:c="14"/><text:span text:style-name="T5">Ndop <text:s text:c="5"/>times <text:s text:c="13"/>expr <text:s text:c="5"/>expr <text:s text:c="5"/>nextexpr</text:span></text:p>
            <text:p text:style-name="P4"><text:s text:c="24"/>slash <text:s text:c="13"/>expr <text:s text:c="5"/>expr <text:s text:c="5"/>nextexpr</text:p>
            <text:p text:style-name="P4"><text:s text:c="24"/>div <text:s text:c="15"/>expr <text:s text:c="5"/>expr <text:s text:c="5"/>nextexpr</text:p>
            <text:p text:style-name="P4"><text:s text:c="24"/>mod <text:s text:c="15"/>expr <text:s text:c="5"/>expr <text:s text:c="5"/>nextexpr</text:p>
            <text:p text:style-name="P4"><text:s text:c="24"/>and <text:s text:c="15"/>expr <text:s text:c="5"/>expr <text:s text:c="5"/>nextexpr</text:p>
            <text:p text:style-name="P2"><text:s text:c="24"/><text:span text:style-name="T5">plus <text:s text:c="14"/>expr <text:s text:c="5"/>expr <text:s text:c="5"/>nextexpr</text:span></text:p>
            <text:p text:style-name="P5"><text:s text:c="24"/><text:span text:style-name="T1">minus <text:s text:c="13"/>expr <text:s text:c="5"/>expr <text:s text:c="5"/>nextexpr</text:span></text:p>
            <text:p text:style-name="P2"><text:s text:c="24"/><text:span text:style-name="T5">or <text:s text:c="16"/>expr <text:s text:c="5"/>expr <text:s text:c="5"/>nextexpr</text:span></text:p>
            <text:p text:style-name="P2"><text:s text:c="24"/><text:span text:style-name="T5">eql <text:s text:c="15"/>expr <text:s text:c="5"/>expr <text:s text:c="5"/>nextexpr</text:span></text:p>
            <text:p text:style-name="P5"><text:s text:c="24"/><text:span text:style-name="T1">neq <text:s text:c="15"/>expr <text:s text:c="5"/>expr <text:s text:c="5"/>nextexpr</text:span></text:p>
            <text:p text:style-name="P5"><text:s text:c="24"/><text:span text:style-name="T1">lss <text:s text:c="15"/>expr <text:s text:c="5"/>expr <text:s text:c="5"/>nextexpr</text:span></text:p>
            <text:p text:style-name="P5"><text:s text:c="24"/><text:span text:style-name="T1">leq <text:s text:c="15"/>expr <text:s text:c="5"/>expr <text:s text:c="5"/>nextexpr</text:span></text:p>
            <text:p text:style-name="P5"><text:s text:c="24"/><text:span text:style-name="T1">grt <text:s text:c="15"/>expr <text:s text:c="5"/>expr <text:s text:c="5"/>nextexpr</text:span></text:p>
            <text:p text:style-name="P2"><text:s text:c="24"/><text:span text:style-name="T5">geq <text:s text:c="15"/>expr <text:s text:c="5"/>expr <text:s text:c="5"/>nextexpr</text:span></text:p>
            <text:p text:style-name="P2"><text:s text:c="24"/><text:span text:style-name="T5">in <text:s text:c="16"/>expr <text:s text:c="5"/>expr <text:s text:c="5"/>nextexpr</text:span></text:p>
            <text:p text:style-name="P2"><text:s text:c="24"/><text:span text:style-name="T5">ash <text:s text:c="15"/>expr <text:s text:c="5"/>expr <text:s text:c="5"/>nextexpr</text:span></text:p>
            <text:p text:style-name="P2"><text:s text:c="24"/><text:span text:style-name="T5">msk <text:s text:c="15"/>expr <text:s text:c="5"/>Nconst <text:s text:c="3"/>nextexpr</text:span></text:p>
            <text:p text:style-name="P2"><text:s text:c="24"/><text:span text:style-name="T5">len <text:s text:c="15"/>design <text:s text:c="3"/>Nconst <text:s text:c="3"/>nextexpr</text:span></text:p>
            <text:p text:style-name="P2"><text:s text:c="23"/><text:span text:style-name="T1"><text:s/></text:span><text:span text:style-name="T5">min <text:s text:c="15"/>expr <text:s text:c="5"/>expr <text:s text:c="5"/>nextexpr MIN</text:span></text:p>
            <text:p text:style-name="P2"><text:s text:c="24"/><text:span text:style-name="T5">max <text:s text:c="15"/>expr <text:s text:c="5"/>expr <text:s text:c="5"/>nextexpr MAX</text:span></text:p>
            <text:p text:style-name="P2"><text:s text:c="24"/><text:span text:style-name="T2">bit <text:s text:c="15"/>expr <text:s text:c="5"/>expr <text:s text:c="5"/>nextexpr SYSTEM.BIT</text:span></text:p>
            <text:p text:style-name="P2"><text:s text:c="24"/><text:span text:style-name="T2">lsh <text:s text:c="15"/>expr <text:s text:c="5"/>expr <text:s text:c="5"/>nextexpr SYSTEM.LSH</text:span></text:p>
            <text:p text:style-name="P2"><text:s text:c="24"/><text:span text:style-name="T2">rot <text:s text:c="15"/>expr <text:s text:c="5"/>expr <text:s text:c="5"/>nextexpr SYSTEM.ROT</text:span></text:p>
            <text:p text:style-name="P2"><text:s text:c="14"/><text:span text:style-name="T5">Ncall <text:s text:c="14"/>fpar <text:s text:c="4"/>design <text:s text:c="3"/>nextexpr <text:s/>nextexpr</text:span></text:p>
            <text:p text:style-name="P2"><text:s text:c="14"/><text:span text:style-name="T5">Ncomp <text:s text:c="23"/>stat <text:s text:c="5"/>expr <text:s text:c="5"/>nextexpr</text:span>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4">nextexpr <text:s text:c="5"/>NIL</text:p>
            <text:p text:style-name="P4"><text:s text:c="14"/>expr</text:p>
            <text:p text:style-name="P2"/>
            <text:p text:style-name="P5"><text:span text:style-name="T1">ifstat</text:span> <text:s text:c="7"/><text:span text:style-name="T1">NIL</text:span></text:p>
            <text:p text:style-name="P5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5"/>
            <text:p text:style-name="P4">casestat <text:s text:c="5"/>Ncaselse <text:s text:c="20"/>sglcase <text:s text:c="2"/>stat <text:s text:c="10"/>(minmax = node.conval)</text:p>
            <text:p text:style-name="P5"/>
            <text:p text:style-name="P4">sglcase <text:s text:c="6"/>NIL</text:p>
            <text:p text:style-name="P5"><text:s text:c="14"/><text:span text:style-name="T1">Ncasedo <text:s text:c="21"/>Nconst <text:s text:c="3"/>stat <text:s text:c="5"/>sglcase</text:span></text:p>
            <text:p text:style-name="P5"/>
            <text:p text:style-name="P4">stat <text:s text:c="9"/>NIL</text:p>
            <text:p text:style-name="P5"><text:s text:c="14"/><text:span text:style-name="T1">Ninittd <text:s text:c="41"/>stat <text:s text:c="4"/>(of node.typ)</text:span></text:p>
            <text:p text:style-name="P5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Nassign <text:s text:c="2"/><text:span text:style-name="T5">assign <text:s text:c="12"/>design <text:s text:c="3"/>expr <text:s text:c="5"/>stat</text:span></text:p>
            <text:p text:style-name="P2"><text:s text:c="24"/>newfn <text:s text:c="13"/>design <text:s text:c="3"/>nextexp <text:s text:c="2"/>stat</text:p>
            <text:p text:style-name="P2"><text:s text:c="24"/><text:span text:style-name="T5">incfn <text:s text:c="13"/>design <text:s text:c="3"/>expr <text:s text:c="5"/>stat</text:span></text:p>
            <text:p text:style-name="P5"><text:s text:c="24"/><text:span text:style-name="T1">decfn <text:s text:c="13"/>design <text:s text:c="3"/>expr <text:s text:c="5"/>stat</text:span></text:p>
            <text:p text:style-name="P2"><text:s text:c="24"/><text:span text:style-name="T5">inclfn <text:s text:c="12"/>design <text:s text:c="3"/>expr <text:s text:c="5"/>stat</text:span></text:p>
            <text:p text:style-name="P2"><text:s text:c="24"/><text:span text:style-name="T5">exclfn <text:s text:c="12"/>design <text:s text:c="3"/>expr <text:s text:c="5"/>stat</text:span></text:p>
            <text:p text:style-name="P2"><text:s text:c="24"/><text:span text:style-name="T2">copyfn <text:s text:c="12"/>design <text:s text:c="3"/>expr <text:s text:c="5"/>stat</text:span></text:p>
            <text:p text:style-name="P2"><text:s text:c="24"/><text:span text:style-name="T2">getfn <text:s text:c="13"/>design <text:s text:c="3"/>expr <text:s text:c="5"/>stat <text:s text:c="4"/>SYSTEM.GET</text:span></text:p>
            <text:p text:style-name="P2"><text:s text:c="24"/><text:span text:style-name="T2">putfn <text:s text:c="13"/>expr <text:s text:c="5"/>expr <text:s text:c="5"/>stat <text:s text:c="4"/>SYSTEM.PUT</text:span></text:p>
            <text:p text:style-name="P2"><text:s text:c="24"/><text:span text:style-name="T2">getrfn <text:s text:c="12"/>design <text:s text:c="3"/>Nconst <text:s text:c="3"/>stat <text:s text:c="4"/>SYSTEM.GETREG</text:span></text:p>
            <text:p text:style-name="P2"><text:s text:c="24"/><text:span text:style-name="T2">putrfn <text:s text:c="12"/>Nconst <text:s text:c="3"/>expr <text:s text:c="5"/>stat <text:s text:c="4"/>SYSTEM.PUTREG</text:span></text:p>
            <text:p text:style-name="P2"><text:s text:c="24"/><text:span text:style-name="T2">sysnewfn <text:s text:c="10"/>design <text:s text:c="3"/>expr <text:s text:c="5"/>stat <text:s text:c="4"/>SYSTEM.NEW</text:span></text:p>
            <text:p text:style-name="P2"><text:s text:c="24"/><text:span text:style-name="T2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5">Ncall <text:s text:c="14"/>fpar <text:s text:c="4"/>design <text:s text:c="3"/>nextexpr <text:s/>stat</text:span></text:p>
            <text:p text:style-name="P5"><text:s text:c="14"/><text:span text:style-name="T1">Nifelse <text:s text:c="21"/>ifstat <text:s text:c="3"/>stat <text:s text:c="5"/>stat</text:span></text:p>
            <text:p text:style-name="P5"><text:s text:c="14"/><text:span text:style-name="T1">Ncase <text:s text:c="23"/>expr <text:s text:c="5"/>casestat <text:s/>stat</text:span></text:p>
            <text:p text:style-name="P5"><text:s text:c="14"/><text:span text:style-name="T1">Nwhile <text:s text:c="22"/>expr <text:s text:c="5"/>stat <text:s text:c="5"/>stat</text:span></text:p>
            <text:p text:style-name="P5"><text:s text:c="14"/><text:span text:style-name="T1">Nrepeat <text:s text:c="21"/>stat <text:s text:c="5"/>expr <text:s text:c="5"/>stat</text:span></text:p>
            <text:p text:style-name="P5"><text:s text:c="14"/><text:span text:style-name="T1">Nloop <text:s text:c="23"/>stat <text:s text:c="15"/>stat</text:span> </text:p>
            <text:p text:style-name="P5"><text:s text:c="14"/><text:span text:style-name="T1">Nexit <text:s text:c="43"/>stat</text:span> </text:p>
            <text:p text:style-name="P5"><text:s text:c="14"/><text:span text:style-name="T1">Nreturn <text:s text:c="12"/>proc <text:s text:c="4"/>nextexpr <text:s text:c="11"/>stat <text:s text:c="4"/>(proc = NIL for mod)</text:span></text:p>
            <text:p text:style-name="P5"><text:s text:c="14"/><text:span text:style-name="T1">Nwith <text:s text:c="23"/>ifstat <text:s text:c="3"/>stat <text:s text:c="5"/>stat</text:span></text:p>
            <text:p text:style-name="P5"><text:s text:c="14"/><text:span text:style-name="T1">Ntrap <text:s text:c="33"/>expr <text:s text:c="5"/>stat</text:span></text:p>
            <text:p text:style-name="P2"><text:s text:c="14"/><text:span text:style-name="T5">Ncomp <text:s text:c="23"/>stat <text:s text:c="5"/>stat <text:s text:c="5"/>stat</text:span>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2T12:32:47.109000000</dc:date>
    <meta:editing-duration>PT40M8S</meta:editing-duration>
    <meta:editing-cycles>11</meta:editing-cycles>
    <meta:generator>LibreOffice/4.3.4.1$Windows_x86 LibreOffice_project/bc356b2f991740509f321d70e4512a6a54c5f243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